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sitoryServlet.ge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pository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Servlet.doGe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RepositoryServlet.getInitParameter( String name , String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pository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